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style:style>
    <style:style style:name="P2" style:family="paragraph" style:parent-style-name="Standard">
      <style:text-properties style:font-name="monospace" fo:font-size="10.5pt"/>
    </style:style>
    <style:style style:name="P3" style:family="paragraph" style:parent-style-name="Standard" style:list-style-name="L1">
      <style:paragraph-properties fo:margin-top="0.198in" fo:margin-bottom="0.198in" loext:contextual-spacing="false" fo:line-height="100%" fo:text-align="justify" style:justify-single-word="false"/>
      <style:text-properties style:font-name="Abyssinica SIL" officeooo:paragraph-rsid="001cca7b"/>
    </style:style>
    <style:style style:name="P4" style:family="paragraph" style:parent-style-name="Standard" style:list-style-name="L1">
      <style:paragraph-properties fo:margin-top="0in" fo:margin-bottom="0in" loext:contextual-spacing="false" fo:line-height="100%" fo:text-align="justify" style:justify-single-word="false"/>
      <style:text-properties style:font-name="Abyssinica SIL" officeooo:paragraph-rsid="0020081b"/>
    </style:style>
    <style:style style:name="P5" style:family="paragraph" style:parent-style-name="Standard" style:list-style-name="L1">
      <style:paragraph-properties fo:margin-top="0in" fo:margin-bottom="0in" loext:contextual-spacing="false" fo:line-height="100%" fo:text-align="justify" style:justify-single-word="false"/>
      <style:text-properties style:font-name="Abyssinica SIL" fo:font-size="12pt" officeooo:paragraph-rsid="0020081b" style:font-size-asian="12pt" style:font-size-complex="12pt"/>
    </style:style>
    <style:style style:name="P6" style:family="paragraph" style:parent-style-name="Standard" style:list-style-name="L1">
      <style:paragraph-properties fo:margin-top="0in" fo:margin-bottom="0in" loext:contextual-spacing="false" fo:line-height="100%" fo:text-align="justify" style:justify-single-word="false"/>
      <style:text-properties style:font-name="Abyssinica SIL" fo:font-size="12pt" officeooo:rsid="00221ea7" officeooo:paragraph-rsid="00221ea7" style:font-size-asian="12pt" style:font-size-complex="12pt"/>
    </style:style>
    <style:style style:name="P7" style:family="paragraph" style:parent-style-name="Standard" style:list-style-name="L1">
      <style:paragraph-properties fo:margin-top="0in" fo:margin-bottom="0in" loext:contextual-spacing="false" fo:line-height="100%" fo:text-align="justify" style:justify-single-word="false"/>
      <style:text-properties style:font-name="Abyssinica SIL" fo:font-size="12pt" officeooo:paragraph-rsid="0025824c"/>
    </style:style>
    <style:style style:name="P8" style:family="paragraph" style:parent-style-name="Standard" style:list-style-name="L1">
      <style:paragraph-properties fo:margin-top="0in" fo:margin-bottom="0in" loext:contextual-spacing="false" fo:line-height="100%" fo:text-align="justify" style:justify-single-word="false"/>
      <style:text-properties officeooo:paragraph-rsid="002831cb"/>
    </style:style>
    <style:style style:name="T1" style:family="text">
      <style:text-properties fo:font-size="12pt" style:font-size-asian="12pt" style:font-size-complex="12pt"/>
    </style:style>
    <style:style style:name="T2" style:family="text">
      <style:text-properties fo:font-size="12pt" officeooo:rsid="001cca7b" style:font-size-asian="12pt" style:font-size-complex="12pt"/>
    </style:style>
    <style:style style:name="T3" style:family="text">
      <style:text-properties style:text-underline-style="solid" style:text-underline-width="auto" style:text-underline-color="font-color" officeooo:rsid="001cca7b"/>
    </style:style>
    <style:style style:name="T4" style:family="text">
      <style:text-properties style:text-underline-style="solid" style:text-underline-width="auto" style:text-underline-color="font-color" officeooo:rsid="0023e780"/>
    </style:style>
    <style:style style:name="T5" style:family="text">
      <style:text-properties style:text-underline-style="solid" style:text-underline-width="auto" style:text-underline-color="font-color" officeooo:rsid="0023e780" style:font-size-asian="12pt" style:font-size-complex="12pt"/>
    </style:style>
    <style:style style:name="T6" style:family="text">
      <style:text-properties officeooo:rsid="001cca7b"/>
    </style:style>
    <style:style style:name="T7" style:family="text">
      <style:text-properties officeooo:rsid="0022a278"/>
    </style:style>
    <style:style style:name="T8" style:family="text">
      <style:text-properties style:text-underline-style="none" officeooo:rsid="0023e780" style:font-size-asian="12pt" style:font-size-complex="12pt"/>
    </style:style>
    <style:style style:name="T9" style:family="text">
      <style:text-properties style:font-name="sans-serif" fo:font-size="12pt"/>
    </style:style>
    <style:style style:name="T10" style:family="text">
      <style:text-properties style:font-name="Abyssinica SIL"/>
    </style:style>
    <style:style style:name="T11" style:family="text">
      <style:text-properties style:font-name="Abyssinica SIL" style:text-underline-style="none"/>
    </style:style>
    <style:style style:name="T12" style:family="text">
      <style:text-properties style:font-name="Abyssinica SIL" style:text-underline-style="none" fo:font-weight="normal" style:font-weight-asian="normal" style:font-weight-complex="normal"/>
    </style:style>
    <style:style style:name="T13" style:family="text">
      <style:text-properties style:font-name="Abyssinica SIL" style:text-underline-style="none" style:font-size-asian="12pt" style:font-size-complex="12pt"/>
    </style:style>
    <style:style style:name="T14" style:family="text">
      <style:text-properties style:font-name="Abyssinica SIL" style:text-underline-style="none" officeooo:rsid="0023e780" style:font-size-asian="12pt" style:font-size-complex="12pt"/>
    </style:style>
    <style:style style:name="T15" style:family="text">
      <style:text-properties style:font-name="Abyssinica SIL" style:text-underline-style="none" officeooo:rsid="0025824c" style:font-size-asian="12pt" style:font-size-complex="12pt"/>
    </style:style>
    <style:style style:name="T16" style:family="text">
      <style:text-properties style:font-name="Abyssinica SIL" style:text-underline-style="none" officeooo:rsid="00271c93" style:font-size-asian="12pt" style:font-size-complex="12pt"/>
    </style:style>
    <style:style style:name="T17" style:family="text">
      <style:text-properties style:font-name="Abyssinica SIL" style:text-underline-style="none" officeooo:rsid="002831cb" style:font-size-asian="12pt" style:font-size-complex="12pt"/>
    </style:style>
    <style:style style:name="T18" style:family="text">
      <style:text-properties style:font-name="Abyssinica SIL" fo:font-weight="normal" style:font-weight-asian="normal" style:font-weight-complex="normal"/>
    </style:style>
    <style:style style:name="T19" style:family="text">
      <style:text-properties style:font-name="Abyssinica SIL" fo:font-size="12pt" style:text-underline-style="solid" style:text-underline-width="auto" style:text-underline-color="font-color" officeooo:rsid="00271c93" style:font-size-asian="12pt" style:font-size-complex="12pt"/>
    </style:style>
    <style:style style:name="T20" style:family="text">
      <style:text-properties style:font-name="Abyssinica SIL" fo:font-size="12pt" style:text-underline-style="solid" style:text-underline-width="auto" style:text-underline-color="font-color" officeooo:rsid="002831cb" style:font-size-asian="12pt" style:font-size-complex="12pt"/>
    </style:style>
    <style:style style:name="T21" style:family="text">
      <style:text-properties style:font-name="Abyssinica SIL" fo:font-size="12pt" style:text-underline-style="none" officeooo:rsid="002831cb" style:font-size-asian="12pt" style:font-size-complex="12pt"/>
    </style:style>
    <style:style style:name="T22" style:family="text">
      <style:text-properties officeooo:rsid="002831cb"/>
    </style:style>
    <style:style style:name="T23" style:family="text">
      <style:text-properties style:font-name="monospace" fo:font-size="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94273917346314243" text:style-name="L1">
        <text:list-item>
          <text:p text:style-name="P3"><text:span text:style-name="T3">pthread_create</text:span><text:span text:style-name="T6">: </text:span>Returns 0 on success, or a positive error number on error.</text:p>
        </text:list-item>
        <text:list-item>
          <text:p text:style-name="P4"><text:span text:style-name="T3">pthread_join: </text:span><text:span text:style-name="T1">waits for the thread identified by thread to terminate. (If that thread has already terminated, pthread_join() returns immediately.) This operation is termed joining. </text:span><text:span text:style-name="T2">Returns 0 on success, or a positive error number on error. If <text:s/></text:span><text:span text:style-name="T1">retval is a non-NULL pointer, then it receives a copy of the terminated thread’s return value</text:span></text:p>
        </text:list-item>
        <text:list-item>
          <text:p text:style-name="P5"><text:span text:style-name="T3">Tipos de Mutex</text:span><text:span text:style-name="T6">: Hay diversas cosas que no se deben hacer con un mutex: -Un thread no debe bloquear el mismo mutex dos veces seguidas.<text:line-break/>-Un thread no debe desbloquear un mutex que no bloqueo.<text:line-break/>-Un thread no debe desbloquear un mutex que no esta bloqueado.<text:line-break/>Lo que sucede en cada caso depende del tipo de mutex que declaremos: Existen 3 tipos: NORMAL, ERRORCHECK y RECURSIVE.<text:line-break/>El NORMAL no tiene protección propia. Es decir, si bloqueamos un mutex dos veces seguidas, resulta en un deadlock. Si desbloqueamos un mutex que no bloqueamos o que no esta bloqueado, se producen resultados indefinidos.<text:line-break/>El ERRORCHECK performa un chequeo en todas estas operaciones y causa que las funciones relevantes al thread devuelvan un error. Este tipo de mutex es mas lento que el normal pero puede ser util para debuggear si se estan utilizando de mala manera los mutex.<text:line-break/>El recursivo usa un concepto de conteo de bloqueo. Cuando un thread bloquea el mutex, aumenta el contador en 1. Cada vez que se vuelva a bloquear el mutex realiza lo anterior y cada vez que desbloquean el mutex decrementa el contador en 1. El mutex es desbloqueado SOLO cuando el contador esta en 0. A su vez, desbloquear un mutex desbloqueado falla asi como desbloquear uno que otro thread bloqueo.</text:span></text:p>
        </text:list-item>
        <text:list-item>
          <text:p text:style-name="P6"><text:span text:style-name="T4">Variables de condicion: L</text:span>as llamadas variables de condición se utilizan para avisarle a los threads que se realizo un cambio en los recursos del proceso. Estas estan ligadas a los mutex ya que si se esta modificando un recurso que es compartido, debe haber un mutex. Lo que realiza es enviar una señal a los threads mediante el uso de las funciones pthread_cond_broadcast() o pthread_cond_signal() mientras que, por otro lado, existe la funcion pthread_cond_wait() que bloquea un thread hasta que se ejecute uno de los metodos anteriores (signal o broadcast). La diferencia es que broadcast le avisa a todos los threads que estan esperando y signal garantiza que al menos uno sera despertado. <text:span text:style-name="T7">Signal es mas eficiente que broadcast segun el libro. Se pueden utilizar para esperar un cambio en una variable y realizar algo cuando esa variable tome un valor especifico. Por ejemplo se puede hacer un while algo == 0 pthread_cond_wait() y una vez que deja de ser 0 deja de esperar y se despierta el thread que, usualmente, intenta acceder a la seccion critica (mutex).</text:span></text:p>
        </text:list-item>
        <text:list-item>
          <text:p text:style-name="P7"><text:span text:style-name="T5">Thread-Specific-Data</text:span><text:span text:style-name="T8">: </text:span><text:span text:style-name="T11">T</text:span><text:span text:style-name="T12">hread-specific data is a technique for ma</text:span><text:span text:style-name="T18">king an existing function thread-safe without changing its interface. Thread-specific data allows a function to </text:span><text:span text:style-name="T10">maintain a separate copy of a variable for each thread that calls the function. his allows the function to maintain per-thread information between calls to the function, and allows the function to pass distinct resultbuffers (if required) to each calling thread.</text:span><text:span text:style-name="T14"><text:line-break/></text:span><text:soft-page-break/><text:span text:style-name="T15">Basicamente lo que refiere a thread-specific-data es que una funcion puede tener distintos valores en sus variables según el thread que la este ejecutando. Lo que se hace es crear un key para cada thread (pthread_key_create()) asi los puede diferenciar. Esta llamada tambien sirve para indicarle la direccion de la funcion que se utiliza para deallocar cada bloque pedido para esta key. Cuando un thread termina, pthread automaticamente invoca a este destructor. A su vez esta funcion llama a malloc para pedir memoria para los datos del thread. </text:span><text:span text:style-name="T16">Y tambien ejecuta dos funciones de pthread llamadas setspecific y getspecific que lo que hacen es settear y obtener el valor del puntero a donde estan guardados los datos asociados a una key. Esto se utiliza para hacer que las funciones ya existentes se puedan volver thread-safe.</text:span></text:p>
        </text:list-item>
        <text:list-item>
          <text:p text:style-name="P8"><text:span text:style-name="T19">T</text:span><text:span text:style-name="T20">hread-Local-Storage:</text:span><text:span text:style-name="T21"> Sirve, tambien, para almacenar datos per-thread. Es mas sencillo que specific-data. Para declarar una variable de este estilo lo unico que tenemos que hacer es agregarle __thread antes como en este ejemplo: <text:line-break/></text:span><text:span text:style-name="T13">static __thread buf[MAX_ERROR_LEN]; </text:span><text:span text:style-name="T17">De esta manera cada thread tiene su copia de esta variable. Duran hasta que el thread se muera y se hace un deallocate automatico. <text:line-break/>Algunas cosas a tener en cuenta: <text:line-break/>-</text:span><text:span text:style-name="T21">The __</text:span><text:span text:style-name="T23">thread </text:span><text:span text:style-name="T9">keyword must immediately follow the </text:span><text:span text:style-name="T23">static </text:span><text:span text:style-name="T9">or <text:s/></text:span><text:span text:style-name="T23">extern </text:span><text:span text:style-name="T9">keyword, if either of these is specified in the variable’s declaration.<text:line-break/>-The declaration of a thread-local variable can include an initializer, in the same manner as a normal global or static variable declaration.<text:line-break/>-The C address (</text:span><text:span text:style-name="T23">&amp;</text:span><text:span text:style-name="T9">) operator can be used to obtain the address of a thread-local variable.</text:span></text:p>
          <text:p text:style-name="P8"><text:span text:style-name="T17"/></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23:16:28.835814661</meta:creation-date>
    <dc:date>2016-09-01T02:24:21.388887901</dc:date>
    <meta:editing-duration>PT36M57S</meta:editing-duration>
    <meta:editing-cycles>7</meta:editing-cycles>
    <meta:generator>LibreOffice/5.1.4.2$Linux_X86_64 LibreOffice_project/10m0$Build-2</meta:generator>
    <meta:document-statistic meta:table-count="0" meta:image-count="0" meta:object-count="0" meta:page-count="2" meta:paragraph-count="7" meta:word-count="789" meta:character-count="4798" meta:non-whitespace-character-count="4017"/>
  </office:meta>
</office:document-meta>
</file>